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80 odcinek 13</text:p>
      <text:p text:style-name="P1"/>
      <text:p text:style-name="P2">Etap I</text:p>
      <text:p text:style-name="P2"/>
      <text:p text:style-name="P3">ile jest podstawowych stron świata</text:p>
      <text:p text:style-name="P3">czy kepi wojskowa czapka w kształcie ściętego stożka z daszkiem jest używana wciąż przez francuską armię <text:s text:c="89"/><text:span text:style-name="T1"><text:s text:c="6"/>TAK</text:span></text:p>
      <text:p text:style-name="P3">jak nazywają sięp pasiaste ssaki z rodziny koniowatych <text:s text:c="31"/><text:span text:style-name="T1"><text:s/>zebra</text:span></text:p>
      <text:p text:style-name="P3">który gruczoł wytwarza insulinę <text:s text:c="70"/><text:span text:style-name="T1">trzustka</text:span></text:p>
      <text:p text:style-name="P3">jak nazywa sie kompozycja z kawałków barwnego szkła zespolonych ołowiem <text:s/><text:span text:style-name="T1">witraż</text:span></text:p>
      <text:p text:style-name="P3">z ilu członków składa się oktet</text:p>
      <text:p text:style-name="P3">którą liczbą oznaczony jest boeing dreamliner <text:s text:c="2"/>787 czy 878 <text:s text:c="25"/><text:span text:style-name="T1"><text:s text:c="2"/>787</text:span></text:p>
      <text:p text:style-name="P3">jak brzmi inna polska nazwa metafory <text:s text:c="62"/><text:span text:style-name="T1">przenośnia</text:span></text:p>
      <text:p text:style-name="P3">Arsenal i Leeds United to drużyny piłkarskie którego państwa <text:s text:c="24"/><text:span text:style-name="T1">Anglia</text:span></text:p>
      <text:p text:style-name="P3">częścią którego kontynentu jest półwysep jutlandzki <text:s text:c="39"/><text:span text:style-name="T1">Europa</text:span></text:p>
      <text:p text:style-name="P3">które zwierzę występuje w czołówce filmów wytwórny Metro Goldwyn Mayer <text:s text:c="3"/><text:span text:style-name="T1"><text:s/>lew</text:span></text:p>
      <text:p text:style-name="P3">jaki tytuł nosi najstarsza polska pieśń religijna <text:s text:c="49"/><text:span text:style-name="T1">Bogurodzica</text:span> <text:s text:c="11"/></text:p>
      <text:p text:style-name="P3">czy Słońce jest gwiazdą</text:p>
      <text:p text:style-name="P3">w który wieku żył Hugo Kołłątaj <text:s text:c="71"/><text:span text:style-name="T1"><text:s/>XVIII w.</text:span></text:p>
      <text:p text:style-name="P3">1/5 ile to procent</text:p>
      <text:p text:style-name="P3">nad rzeczką opodal czego mieszkała kaczka dziwaczka</text:p>
      <text:p text:style-name="P3">czy częścia klarnetu jest stroik <text:s text:c="77"/><text:span text:style-name="T1">TAK</text:span></text:p>
      <text:p text:style-name="P3">kontrabas to instrument smyczkowy czy dęty <text:s text:c="10"/></text:p>
      <text:p text:style-name="P3">jakie pamiętne słowa miał wygłosić wg Swetoniusz Cezar przekraczając Rubikon</text:p>
      <text:p text:style-name="P4">kości zostały rzucone</text:p>
      <text:p text:style-name="P3"/>
      <text:p text:style-name="P2">Etap II </text:p>
      <text:p text:style-name="P2"/>
      <text:p text:style-name="P3">w dawnej Polsce wzywając na wyprawę wojenną rozsyłano pęki gałązek <text:s text:c="11"/><text:span text:style-name="T1">wici</text:span></text:p>
      <text:p text:style-name="P3">w którym mieście w 1944 żołnierze AK wykonali wyrok śmierci na Franzu Kutscherze</text:p>
      <text:p text:style-name="P4">Warszawa </text:p>
      <text:p text:style-name="P3">czego w Polsce jest więcej powiatów czy gmin <text:s text:c="36"/></text:p>
      <text:p text:style-name="P3">jak brzmi nazwisko rodu, którego sagę napisał John Goldworthy <text:s text:c="8"/><text:span text:style-name="T1">Forsyde'ów</text:span></text:p>
      <text:p text:style-name="P3">rzemieślnik budujący łodzie to <text:s text:c="61"/><text:span text:style-name="T1"><text:s/>szkutnik</text:span> <text:s text:c="30"/></text:p>
      <text:p text:style-name="P3">co oznacza łaciński zwrot persona non grata <text:s text:c="34"/><text:span text:style-name="T1"><text:s text:c="2"/>osoba niemile widziana</text:span></text:p>
      <text:p text:style-name="P3">ile jest znaków zodiaku <text:s text:c="70"/></text:p>
      <text:p text:style-name="P3">w którym roku rozpoczęła się wyprawa Napoleona przeciw Rosji <text:s text:c="7"/><text:span text:style-name="T1"><text:s/>1812</text:span></text:p>
      <text:p text:style-name="P3">czy astronom Edmond Halley poznał Izaaka Newtona <text:s text:c="27"/><text:span text:style-name="T1">TAK</text:span></text:p>
      <text:p text:style-name="P3">na terenie którego państwa leży pustnia Sonora <text:s text:c="38"/><text:span text:style-name="T1">USA</text:span></text:p>
      <text:p text:style-name="P3">jakie imię i nazwisko przybrał we Francji Mosze Segal <text:s text:c="24"/><text:span text:style-name="T1"><text:s/>Marcel Segal</text:span></text:p>
      <text:p text:style-name="P3">co wg przysłowia jest matką wynalazku <text:s text:c="47"/><text:span text:style-name="T1"><text:s text:c="2"/>potrzeba</text:span></text:p>
      <text:p text:style-name="P3">w tenisowym deblu który wygrał Australian Open 2014 Kubot reprezentował Polskę a który kraj jego partner Robert Linsted <text:s text:c="62"/><text:span text:style-name="T1">Szwecja</text:span> <text:s text:c="55"/></text:p>
      <text:p text:style-name="P3">jak nazywa się ssak morski który morze być pospolity, szary, kaspijski <text:s/><text:span text:style-name="T1"><text:s/>foka</text:span></text:p>
      <text:p text:style-name="P3">ilu izbowy parlament znajduje się w Japonii <text:s text:c="42"/><text:span text:style-name="T1"><text:s/>dwie</text:span></text:p>
      <text:p text:style-name="P3">dryf wiatrów zachodnich to prąd morski ciepły czy zimny <text:s text:c="19"/><text:span text:style-name="T1"><text:s text:c="2"/>zimny</text:span></text:p>
      <text:p text:style-name="P3">jak nazywa sie polska aktorka córka Krystyny Jandy <text:s text:c="29"/><text:span text:style-name="T1">Maria Seweryn</text:span></text:p>
      <text:p text:style-name="P3"><text:soft-page-break/>która grecka litera jest znakiem sumy <text:s text:c="68"/><text:span text:style-name="T1">sigma</text:span></text:p>
      <text:p text:style-name="P3">z którym państwem walczyła Wlk. Brytania w wojnach opiumowych w XIX w. <text:s/><text:span text:style-name="T1">Chiny</text:span></text:p>
      <text:p text:style-name="P3">jak nazywa się przeźroczysta błona pokrywająca z przodu gałkę oczną <text:s text:c="17"/><text:span text:style-name="T1">rogówka</text:span></text:p>
      <text:p text:style-name="P3">kto pomagał Jezusowi nieść krzyż w drodze na Golgotę</text:p>
      <text:p text:style-name="P3">karaka to rodzaj którego środka transportu <text:s text:c="59"/><text:span text:style-name="T1"><text:s/>statek</text:span></text:p>
      <text:p text:style-name="P3">ile gwiazd widnieje na fladze ChRL <text:s text:c="69"/><text:span text:style-name="T1"><text:s/>pięć</text:span></text:p>
      <text:p text:style-name="P3">która wyspa na oceanie Indyjskim na największą powierzchnię <text:s text:c="22"/><text:span text:style-name="T1"><text:s text:c="2"/>Madagaskar</text:span></text:p>
      <text:p text:style-name="P3">jak nazywał się naukowiec który dostał nagrodę Nobla <text:s/>w 1921 za zjawisko fotoelektrycznego <text:s text:c="94"/><text:span text:style-name="T1"><text:s/>Einstein</text:span></text:p>
      <text:p text:style-name="P3">jak brzmi nazwiska nazwa orderu odrodzenia Polski <text:s text:c="34"/><text:span text:style-name="T1">Retistuti Polonia</text:span></text:p>
      <text:p text:style-name="P3">kto założył miasto Buenos Aires Hiszpanie czy Portugalczycy <text:s text:c="15"/><text:span text:style-name="T1"><text:s text:c="3"/>Hiszpanie</text:span></text:p>
      <text:p text:style-name="P3">jak nazywał się stolarz który wystrugał drewnianego pajaca <text:s text:c="21"/><text:span text:style-name="T1"><text:s/>Jepetto</text:span></text:p>
      <text:p text:style-name="P3">jak nazywa się miasto leżące przy ujściu rzeki Słupii do Bałtyku <text:s text:c="25"/><text:span text:style-name="T1">Ustka</text:span></text:p>
      <text:p text:style-name="P3">który okres w polskiej literaturze reprezentuje Stanisław Przybyszewski <text:s/><text:span text:style-name="T1">Młoda Polska</text:span></text:p>
      <text:p text:style-name="P3">ile sakramentów sprawuje się w kościele katolickim <text:s text:c="31"/><text:span text:style-name="T1"><text:s/>siedem</text:span></text:p>
      <text:p text:style-name="P3">podaj imię i nazwisko dowódcy AK o ps niedźwiadek, kobra <text:s text:c="25"/><text:span text:style-name="T1"><text:s/>L. Okulicki</text:span></text:p>
      <text:p text:style-name="P3">j. angielski to język celtycki, germański czy romański <text:s text:c="26"/><text:span text:style-name="T1"><text:s/>germański</text:span></text:p>
      <text:p text:style-name="P3">ile córek miał król Lear <text:s text:c="75"/><text:span text:style-name="T1">trzy</text:span></text:p>
      <text:p text:style-name="P3">na którym kontynencie znajduje się Kurdystan <text:s text:c="38"/><text:span text:style-name="T1">Azja</text:span></text:p>
      <text:p text:style-name="P3">jakie zakonne imię przyjęła św. Teresa <text:s text:c="7"/></text:p>
      <text:p text:style-name="P3">czyim synem był Władysław II Wygnaniec <text:s text:c="37"/><text:span text:style-name="T1">Bolesław Krzywousty</text:span> <text:s text:c="6"/></text:p>
      <text:p text:style-name="P3">jak nazywa się słynny zespół baletowy którego założycielem był <text:s text:c="10"/><text:span text:style-name="T1">balet XX w</text:span></text:p>
      <text:p text:style-name="P3">które państwo 1 stycznia 2014 wstąpiło do strefy euro <text:s text:c="27"/><text:span text:style-name="T1">Łotwa</text:span></text:p>
      <text:p text:style-name="P3">w którym wieku na Wełtawie w Pradze zbudowano most Karola <text:s text:c="11"/><text:span text:style-name="T1">XIV w.</text:span></text:p>
      <text:p text:style-name="P3">ile razy zespół Rolling Stones przyjeżdżał do Polski <text:s text:c="28"/><text:span text:style-name="T1"><text:s text:c="3"/>trzy</text:span></text:p>
      <text:p text:style-name="P3">Łomnica karkonoska to góra, jezioro czy rzeka <text:s text:c="39"/><text:span text:style-name="T1">rzeka </text:span><text:s/></text:p>
      <text:p text:style-name="P3">jak w hinduizmie nazywa się jedna z żon Wisznu, matka Kamy <text:s text:c="12"/><text:span text:style-name="T1"><text:s/>Lakszmi</text:span></text:p>
      <text:p text:style-name="P3">kto obok marszałka wchodzi w skład prezydium Sejmu <text:s text:c="26"/><text:span text:style-name="T1">wicemarszałkowie</text:span> <text:s text:c="6"/></text:p>
      <text:p text:style-name="P3">korona św Stefana była symbolem władzy królewskiej w którym państwie <text:s text:c="5"/><text:span text:style-name="T1">Węgry</text:span></text:p>
      <text:p text:style-name="P3">naramiennik to karwasz, kolczuga czy szyszak <text:s text:c="38"/><text:span text:style-name="T1"><text:s text:c="2"/>karwasz</text:span></text:p>
      <text:p text:style-name="P3">jak nazywa się chorobliwy lęk przed śmiercią <text:s text:c="40"/><text:span text:style-name="T1"><text:s/>tanatofobia</text:span></text:p>
      <text:p text:style-name="P3"/>
      <text:p text:style-name="P2"/>
      <text:p text:style-name="P2">Etap III </text:p>
      <text:p text:style-name="P2"/>
      <text:p text:style-name="P3">jak nazywa się pisemne zawiadomienie odbiorcy o nadejściu przesyłki <text:s text:c="13"/><text:span text:style-name="T1">awizo</text:span></text:p>
      <text:p text:style-name="P3">z którego państwa pochodził I sekretarz generalny ONZ <text:s text:c="37"/><text:span text:style-name="T1">Norwegia</text:span></text:p>
      <text:p text:style-name="P3">kto jest reżyserem filmu z 1975 Ziemia obiecana <text:s text:c="48"/><text:span text:style-name="T1">Wajda</text:span></text:p>
      <text:p text:style-name="P3">jak nazywa się naukę o szyfrach <text:s text:c="68"/><text:span text:style-name="T1"><text:s text:c="2"/>kryptologia</text:span></text:p>
      <text:p text:style-name="P3">Jan Gutenberg zaczął drukować w ktorym wieku <text:s text:c="49"/><text:span text:style-name="T1">XV w</text:span>.</text:p>
      <text:p text:style-name="P3">jak nazywa się jednostka miary kąta płaskiego równa 1/360 kąta pełnego</text:p>
      <text:p text:style-name="P3">wyraz niepocieszony razem czy osobno <text:s text:c="9"/></text:p>
      <text:p text:style-name="P3">jak nazywa się pszczela rodzina <text:s text:c="64"/><text:span text:style-name="T1"><text:s text:c="7"/>rój</text:span></text:p>
      <text:p text:style-name="P3">w którym roku przeprowadzono operację Overlord <text:s text:c="40"/><text:span text:style-name="T1"><text:s/>1944</text:span></text:p>
      <text:p text:style-name="P3">godłem którego państwa jest Pogoń <text:s text:c="64"/><text:span text:style-name="T1"><text:s/>Litwa</text:span></text:p>
      <text:p text:style-name="P3">czy fosgen jest gazem trującym <text:s text:c="71"/><text:span text:style-name="T1"><text:s/>TAK</text:span></text:p>
      <text:p text:style-name="P3">jak nazywał się król Sparty, brat Agamemmnona, mąż Heleny <text:s text:c="24"/><text:span text:style-name="T1">Menelaos</text:span></text:p>
      <text:p text:style-name="P3">co znaczy, że spotkanie jest subrosa <text:s text:c="65"/><text:span text:style-name="T1"><text:s/>potajemne</text:span></text:p>
      <text:p text:style-name="P3"><text:soft-page-break/>która planeta Układu Słonecznego ma największą masę <text:s text:c="28"/><text:span text:style-name="T1"><text:s/>Jowisz</text:span></text:p>
      <text:p text:style-name="P3">jak z niemieckiego nazywa się dodatkowe obciążenie statku mające zwiększyć jego stateczność <text:s text:c="98"/><text:span text:style-name="T1"><text:s text:c="2"/>balast</text:span></text:p>
      <text:p text:style-name="P3">czyja żona została zamieniona w słup soli <text:s text:c="51"/><text:span text:style-name="T1">Lota</text:span></text:p>
      <text:p text:style-name="P3">czy jawor to gatunek klonu czy grabu <text:s text:c="58"/><text:span text:style-name="T1">klonu</text:span></text:p>
      <text:p text:style-name="P3">jak nazywa się najmniejszy powtarzający się składnik cząsteczki polimeru</text:p>
      <text:p text:style-name="P3">który gazowy pierwiastek jest najlepszym przewodnikiem ciepła <text:s text:c="21"/><text:span text:style-name="T1"><text:s text:c="2"/>wodór</text:span></text:p>
      <text:p text:style-name="P3">pod jakim przybranym nazwiskiem występował Azja <text:s text:c="42"/>Melechowicz</text:p>
      <text:p text:style-name="P3">jak nazywa się czerwono-pomarańczowy barwnik żółci <text:s text:c="27"/><text:span text:style-name="T1">bilirubina</text:span></text:p>
      <text:p text:style-name="P3">Huckelberry fin to tytułowy bohater powieści którego pisarza <text:s text:c="17"/><text:span text:style-name="T1"><text:s/>M.Twain</text:span></text:p>
      <text:p text:style-name="P3">z którego państwa pochodził Hektor Berlios <text:s text:c="45"/><text:span text:style-name="T1"><text:s/>Francja</text:span> <text:s text:c="23"/></text:p>
      <text:p text:style-name="P3">w którym wieku Nowa Zelandia uzyskała niepodległość <text:s text:c="27"/><text:span text:style-name="T1">XX w</text:span></text:p>
      <text:p text:style-name="P3">przedstawicielem której starożytnej szkoły filozoficznej był Diogenes z Synopy <text:s text:c="3"/><text:span text:style-name="T1">cynicy</text:span></text:p>
      <text:p text:style-name="P3">jak ma na imię synowa księcia Walii Karola <text:s text:c="47"/><text:span text:style-name="T1">Katarzyna</text:span></text:p>
      <text:p text:style-name="P3">ile kropek zawiera wielokropek <text:s text:c="66"/><text:span text:style-name="T1"><text:s/>trzy</text:span></text:p>
      <text:p text:style-name="P3">komancze to Indianie ameryki północnej czy południowej <text:s text:c="24"/><text:span text:style-name="T1"><text:s/>północna</text:span></text:p>
      <text:p text:style-name="P3">które kolory występują na fladzie Arabii Saudyjskiej <text:s text:c="34"/><text:span text:style-name="T1">biały i zielony</text:span></text:p>
      <text:p text:style-name="P3">trenerem którego polskiego klubu był Adam Nawałka zanim został selekcjonerem</text:p>
      <text:p text:style-name="P4">Górnik Zabrze</text:p>
      <text:p text:style-name="P3">czy w dziedzinie techniki przyznawane są Nagrody Nobla <text:s text:c="26"/><text:span text:style-name="T1">NIE </text:span></text:p>
      <text:p text:style-name="P3">w jakim metrum tańczy się walca angielskiego 2/3 czy 3/4 <text:s text:c="25"/><text:span text:style-name="T1">3/4</text:span></text:p>
      <text:p text:style-name="P3">w ktorym wieku przestało istnieć Imperium Osmańskie i powstała republika turecka <text:s text:c="4"/><text:span text:style-name="T1">XX</text:span> </text:p>
      <text:p text:style-name="P3">u wybrzeży ktorego państwa leży Zatoka Hudsona <text:s text:c="36"/><text:span text:style-name="T1"><text:s/>Kanada</text:span></text:p>
      <text:p text:style-name="P3">Czerechy to krzyżówki których drzew owocowych <text:s text:c="35"/><text:span text:style-name="T1">czereśnia i jabłoń</text:span></text:p>
      <text:p text:style-name="P3">czy Trybunał Stanu działał w Polsce przed II WŚ <text:s text:c="41"/><text:span text:style-name="T1">TAK</text:span></text:p>
      <text:p text:style-name="P3">jak nazywa się patologiczny wstręt do małżeństwa <text:s text:c="37"/><text:span text:style-name="T1"><text:s text:c="2"/>mizogamia</text:span></text:p>
      <text:p text:style-name="P3">w którym województwie leży Łańcut <text:s text:c="61"/><text:span text:style-name="T1">Podkarpackie</text:span></text:p>
      <text:p text:style-name="P3">ile było Plejad, córek Atlasa i Plejone <text:s text:c="62"/><text:span text:style-name="T1">siede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8-29T12:34:20.98</meta:creation-date>
    <meta:document-statistic meta:table-count="0" meta:image-count="0" meta:object-count="0" meta:page-count="3" meta:paragraph-count="112" meta:word-count="939" meta:character-count="9862"/>
    <dc:date>2014-08-29T13:22:07.42</dc:date>
    <meta:editing-duration>PT00H06M35S</meta:editing-duration>
    <meta:editing-cycles>1</meta:editing-cycles>
    <meta:generator>OpenOffice.ux.pl/3.1$Win32 OpenOffice.org_project/310m11$Build-39399</meta:generator>
  </office:meta>
</office:document-meta>
</file>